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sRecorderClassTransformer.transform( @ Nullable ClassLoader classLoader , String className , Class &lt; ? &gt; classBeingRedefined , ProtectionDomain protectionDomain , byte [ ] classfile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sRecorderClassTransformer.isTransformationCandidate( @ Nullable ClassLoader classLoader , String class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vocationsRecorderClassTransformer.InvocationsRecorderClassTransformer( String [ ] instrumentedPackages , String [ ] ignored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sRecorderClassTransformer.rewriteToAsmFormat( String [ ] 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sRecorderClassTransformer.attemptClassTransformation( byte [ ] classfile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